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 Medium" svg:font-family="'JetBrains Mono Medium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JetBrains Mono Medium" fo:font-size="72pt" style:text-underline-style="solid" style:text-underline-width="auto" style:text-underline-color="font-color" officeooo:rsid="001d3e61" officeooo:paragraph-rsid="001d3e61" style:font-size-asian="72pt" style:font-size-complex="72pt"/>
    </style:style>
    <style:style style:name="P2" style:family="paragraph" style:parent-style-name="Frame_20_contents">
      <style:paragraph-properties fo:text-align="start" style:justify-single-word="false"/>
      <style:text-properties style:font-name="JetBrains Mono Medium" fo:font-size="32pt" style:text-underline-style="solid" style:text-underline-width="auto" style:text-underline-color="font-color" officeooo:rsid="001d3e61" officeooo:paragraph-rsid="001d3e61" style:font-size-asian="28pt" style:font-size-complex="32pt"/>
    </style:style>
    <style:style style:name="P3" style:family="paragraph" style:parent-style-name="Frame_20_contents">
      <style:paragraph-properties fo:text-align="center" style:justify-single-word="false"/>
      <style:text-properties style:font-name="JetBrains Mono Medium" fo:font-size="28pt" style:text-underline-style="solid" style:text-underline-width="auto" style:text-underline-color="font-color" officeooo:rsid="001d3e61" officeooo:paragraph-rsid="001d3e61" style:font-size-asian="24.5pt" style:font-size-complex="28pt"/>
    </style:style>
    <style:style style:name="P4" style:family="paragraph" style:parent-style-name="Frame_20_contents">
      <style:paragraph-properties fo:text-align="center" style:justify-single-word="false"/>
      <style:text-properties style:font-name="JetBrains Mono Medium" fo:font-size="20pt" style:text-underline-style="none" officeooo:rsid="001d3e61" officeooo:paragraph-rsid="001d3e61" style:font-size-asian="20pt" style:font-size-complex="20pt"/>
    </style:style>
    <style:style style:name="P5" style:family="paragraph" style:parent-style-name="Frame_20_contents">
      <style:paragraph-properties fo:margin-left="1.251cm" fo:margin-right="0cm" fo:line-height="100%" fo:text-align="start" style:justify-single-word="false" fo:text-indent="0cm" style:auto-text-indent="false"/>
      <style:text-properties style:font-name="JetBrains Mono Medium" fo:font-size="20pt" style:text-underline-style="none" officeooo:rsid="001d3e61" officeooo:paragraph-rsid="001d3e61" style:font-size-asian="20pt" style:font-size-complex="20pt"/>
    </style:style>
    <style:style style:name="fr1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.15cm" fo:border="2.24pt groove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cm" svg:y="0cm" svg:width="20.999cm" draw:z-index="0">
        <draw:text-box fo:min-height="29.7cm">
          <text:p text:style-name="P1">SRS</text:p>
          <text:p text:style-name="P3"/>
          <text:p text:style-name="P4">SRS - software requirements specification</text:p>
          <text:p text:style-name="P4"/>
          <text:p text:style-name="P5">1) Date auto choose (no edit)</text:p>
          <text:p text:style-name="P5"/>
          <text:p text:style-name="P5">2) Which body part -&gt; Arms,Chest,Leg (use images)</text:p>
          <text:p text:style-name="P5"/>
          <text:p text:style-name="P5">3) Choose equipment -&gt; Subtype (use images)</text:p>
          <text:p text:style-name="P5"/>
          <text:p text:style-name="P5">4) Weight , Reps</text:p>
          <text:p text:style-name="P5"><text:s text:c="3"/>[ <text:s/>] <text:s text:c="4"/>[ <text:s text:c="2"/>]</text:p>
          <text:p text:style-name="P5"><text:s text:c="3"/>add(button)</text:p>
          <text:p text:style-name="P5"/>
          <text:p text:style-name="P5">5) Progress graph</text:p>
          <text:p text:style-name="P5">(line graph)</text:p>
          <text:p text:style-name="P5"/>
          <text:p text:style-name="P5">Use firebase for database</text:p>
          <text:p text:style-name="P2"/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 Medium" svg:font-family="'JetBrains Mono Medium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17:34:03.676194322</meta:creation-date>
    <dc:date>2023-07-11T06:57:44.824060159</dc:date>
    <meta:editing-duration>PT19M3S</meta:editing-duration>
    <meta:editing-cycles>2</meta:editing-cycles>
    <meta:generator>LibreOffice/7.5.4.2$Linux_X86_64 LibreOffice_project/50$Build-2</meta:generator>
    <meta:document-statistic meta:table-count="0" meta:image-count="0" meta:object-count="0" meta:page-count="1" meta:paragraph-count="11" meta:word-count="45" meta:character-count="266" meta:non-whitespace-character-count="219"/>
  </office:meta>
</office:document-meta>
</file>